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Oswald" svg:font-family="Oswald, sans-serif"/>
    <style:font-face style:name="Tahoma" svg:font-family="Tahoma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02020" style:font-name="Arial" fo:font-size="14pt" fo:letter-spacing="normal" fo:font-style="normal" fo:font-weight="normal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.397cm" fo:line-height="160%" fo:text-align="justify" style:justify-single-word="false" fo:orphans="2" fo:widows="2" fo:text-indent="0cm" style:auto-text-indent="false" fo:padding="0cm" fo:border="none"/>
      <style:text-properties fo:font-size="12pt" style:font-size-asian="12pt" style:font-size-complex="12pt"/>
    </style:style>
    <style:style style:name="T1" style:family="text">
      <style:text-properties fo:font-variant="normal" fo:text-transform="none" fo:color="#333333" style:font-name="Tahoma" fo:font-size="14pt" fo:letter-spacing="normal" fo:font-style="normal" fo:font-weight="normal"/>
    </style:style>
    <style:style style:name="T2" style:family="text">
      <style:text-properties fo:font-variant="normal" fo:text-transform="none" fo:color="#333333" style:font-name="Tahoma" fo:letter-spacing="normal" fo:font-style="normal" fo:font-weight="normal"/>
    </style:style>
    <style:style style:name="T3" style:family="text">
      <style:text-properties fo:font-variant="normal" fo:text-transform="none" fo:color="#2d2d2d" style:font-name="Times New Roman" fo:font-size="14pt" fo:letter-spacing="normal" fo:font-style="normal" fo:font-weight="normal" style:font-size-asian="14pt" style:font-size-complex="14pt"/>
    </style:style>
    <style:style style:name="T4" style:family="text">
      <style:text-properties fo:font-variant="normal" fo:text-transform="none" fo:color="#2d2d2d" style:font-name="Times New Roman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Stara plebania</text:span></text:p>
      <text:p text:style-name="P2"><text:span text:style-name="T4">Stara plebania to prawdopodobnie najstarszy dom mieszkalny w Chojnicach.<text:line-break/>W 1383 r. <text:s/>proboszcz chojnicki otrzymał zgodę na wybudowanie plebanii, na cmentarzu przykościelnym, przy murze obronnym. </text:span><text:span text:style-name="T2">Powstała tam także pierwsza szkoła parafialna - to kolebka chojnickiego szkolnictwa.</text:span> <text:span text:style-name="T4">Nic nie wiadomo o jej pierwotnej formie która ulegała kilkakrotnie przebudowom po zniszczeniach podczas pożarów i działań wojennych. Wielkie pożary trawiące Chojnice miały miejsce w latach 1657, 1733 i 1742 r. Wszystkie niszczyły większość zabudowy miejskiej, w tym również plebanię. Po odzyskaniu przez księdza Jana Doręgowskiego w 1618 r. kościoła parafialnego wraz z plebanią z rąk Luteran, na parterze znajdowała się oprócz pomieszczeń gospodarczych duża izba, na piętrze cztery mniejsze pokoje, alkierzyk i taras. Był to wówczas budynek murowany, kryty dachówką. Mieszkał w nim proboszcz i służba kościelna. Kolejnej przebudowy doczekał się po pożarze z roku 1742. Była to wówczas przestronna, dwukondygnacyjna budowla ryglowa, wypełniona cegłą, podpiwniczona i kryta dachówką karpiówką. Ściany boczne oraz frontowa zbudowane były z muru pruskiego, a ściana tylna, od strony muru miejskiego, w całości była murowana z cegły. Do plebani przylega „baszta kościelna”. Zachowała się praktycznie bez zmian od czasów jej wybudowania w drugiej połowie XIV wieku.<text:line-break/>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Oswald" svg:font-family="Oswald, sans-serif"/>
    <style:font-face style:name="Tahoma" svg:font-family="Tahoma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23T15:01:27.74</meta:creation-date>
    <meta:document-statistic meta:table-count="0" meta:image-count="0" meta:object-count="0" meta:page-count="1" meta:paragraph-count="3" meta:word-count="190" meta:character-count="1355"/>
    <dc:date>2022-11-23T15:51:37.53</dc:date>
    <meta:editing-duration>PT20M52S</meta:editing-duration>
    <meta:editing-cycles>1</meta:editing-cycles>
    <meta:generator>OpenOffice/4.1.3$Win32 OpenOffice.org_project/413m1$Build-9783</meta:generator>
  </office:meta>
</office:document-meta>
</file>